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702" officeooo:paragraph-rsid="0017a702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7a702" officeooo:paragraph-rsid="0017a70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7a702" officeooo:paragraph-rsid="0017a70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90dc" officeooo:paragraph-rsid="001890d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a7afa" officeooo:paragraph-rsid="001a7af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weight="normal" officeooo:rsid="001890dc" officeooo:paragraph-rsid="001890d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weight="normal" officeooo:rsid="001b0dc9" officeooo:paragraph-rsid="001b0dc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super 58%" fo:font-weight="normal" officeooo:rsid="001a7c78" officeooo:paragraph-rsid="001a7afa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7c78"/>
    </style:style>
    <style:style style:name="T3" style:family="text">
      <style:text-properties style:text-position="super 58%" officeooo:rsid="001e11b6"/>
    </style:style>
    <style:style style:name="T4" style:family="text">
      <style:text-properties style:text-position="super 58%" officeooo:rsid="001fb33e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a7c78"/>
    </style:style>
    <style:style style:name="T7" style:family="text">
      <style:text-properties style:text-position="0% 100%" officeooo:rsid="001fb33e"/>
    </style:style>
    <style:style style:name="T8" style:family="text">
      <style:text-properties officeooo:rsid="001a7afa"/>
    </style:style>
    <style:style style:name="T9" style:family="text">
      <style:text-properties officeooo:rsid="001fb3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Escareno</text:p>
      <text:p text:style-name="P1">CS 278</text:p>
      <text:p text:style-name="P1"/>
      <text:p text:style-name="P1"/>
      <text:p text:style-name="P2">Lab 9</text:p>
      <text:p text:style-name="P3">Task 2:</text:p>
      <text:p text:style-name="P3">f(1) = 0</text:p>
      <text:p text:style-name="P3">f(2) = 0</text:p>
      <text:p text:style-name="P3">f(3) = 1</text:p>
      <text:p text:style-name="P3">f(4) = 2</text:p>
      <text:p text:style-name="P3"/>
      <text:p text:style-name="P3">Task 3:</text:p>
      <text:p text:style-name="P4">If the string of bits contains 3 consecutive 0’s they are in the last four bits of the string.</text:p>
      <text:p text:style-name="P4"/>
      <text:p text:style-name="P4">Task 4:</text:p>
      <text:p text:style-name="P4">We can say that the first n-4 bits do not contain 3 consecutive 0’s otherwise it would have been able to be derived using step 1 from the lab notes. We can have <text:span text:style-name="T8">2</text:span><text:span text:style-name="T1">n-4</text:span><text:span text:style-name="T5"> different prefixes given by the rule to determine the amount of functions for a domain and co-domain.</text:span></text:p>
      <text:p text:style-name="P6"/>
      <text:p text:style-name="P6">Task 5:</text:p>
      <text:p text:style-name="P5"><text:span text:style-name="T5">The recurrence is f(n) = </text:span><text:span text:style-name="T7">2</text:span><text:span text:style-name="T6">f(n - 1) – f(n - 4) +2</text:span><text:span text:style-name="T2">n - </text:span><text:span text:style-name="T4">4</text:span></text:p>
      <text:p text:style-name="P8"/>
      <text:p text:style-name="P7">Task 6:</text:p>
      <text:p text:style-name="P7">f(16) = <text:span text:style-name="T9">4228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0:26:51.054355512</meta:creation-date>
    <meta:editing-duration>PT2H23M40S</meta:editing-duration>
    <meta:editing-cycles>6</meta:editing-cycles>
    <meta:generator>LibreOffice/5.3.4.2$Windows_X86_64 LibreOffice_project/f82d347ccc0be322489bf7da61d7e4ad13fe2ff3</meta:generator>
    <dc:date>2018-04-02T19:05:37.141000000</dc:date>
    <meta:document-statistic meta:table-count="0" meta:image-count="0" meta:object-count="0" meta:page-count="1" meta:paragraph-count="16" meta:word-count="115" meta:character-count="520" meta:non-whitespace-character-count="420"/>
  </office:meta>
</office:document-meta>
</file>